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gil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Vigo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Intellec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apienc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gnetism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ba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ultur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mpetenc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03/14/2025</text:date>, <text:time>00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48S</meta:editing-duration>
    <meta:editing-cycles>9</meta:editing-cycles>
    <meta:generator>OpenOffice/4.1.13$Win32 OpenOffice.org_project/4113m1$Build-9810</meta:generator>
    <dc:date>2025-03-14T00:42:36.83</dc:date>
    <meta:document-statistic meta:table-count="3" meta:cell-count="366" meta:object-count="0"/>
    <meta:user-defined meta:name="Info 1"/>
    <meta:user-defined meta:name="Info 2"/>
    <meta:user-defined meta:name="Info 3"/>
    <meta:user-defined meta:name="Info 4"/>
  </office:meta>
</office:document-meta>
</file>